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e6" draw:textarea-vertical-align="middle"/>
    </style:style>
    <style:style style:name="gr2" style:family="graphic" style:parent-style-name="standard">
      <style:graphic-properties draw:fill="solid" draw:fill-color="#cccccc" draw:textarea-vertical-align="middle"/>
    </style:style>
    <style:style style:name="gr3" style:family="graphic" style:parent-style-name="standard">
      <style:graphic-properties draw:fill="solid" draw:fill-color="#cdcdfb" draw:textarea-vertical-align="middle"/>
    </style:style>
    <style:style style:name="gr4" style:family="graphic" style:parent-style-name="standard">
      <style:graphic-properties draw:fill="solid" draw:fill-color="#b3b3b3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eff494" draw:textarea-vertical-align="middle"/>
    </style:style>
    <style:style style:name="gr7" style:family="graphic" style:parent-style-name="standard">
      <style:graphic-properties draw:fill="solid" draw:fill-color="#a9e2a9" draw:textarea-vertical-align="middle"/>
    </style:style>
    <style:style style:name="gr8" style:family="graphic" style:parent-style-name="standard">
      <style:graphic-properties draw:fill="solid" draw:fill-color="#e2b387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cccccc" draw:textarea-vertical-align="middle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21.907cm" svg:height="16.827cm" svg:x="3.175cm" svg:y="1.905cm">
          <text:p/>
        </draw:rect>
        <draw:rect draw:style-name="gr2" draw:text-style-name="P1" draw:layer="layout" svg:width="18.415cm" svg:height="1.905cm" svg:x="4.762cm" svg:y="2.857cm">
          <text:p/>
        </draw:rect>
        <draw:rect draw:style-name="gr2" draw:text-style-name="P1" draw:layer="layout" svg:width="18.733cm" svg:height="11.43cm" svg:x="4.762cm" svg:y="6.032cm">
          <text:p/>
        </draw:rect>
        <draw:rect draw:style-name="gr3" draw:text-style-name="P1" draw:layer="layout" svg:width="2.84cm" svg:height="0.953cm" svg:x="6.05cm" svg:y="3.492cm">
          <text:p text:style-name="P1">Account</text:p>
        </draw:rect>
        <draw:rect draw:style-name="gr3" draw:text-style-name="P1" draw:layer="layout" svg:width="3.175cm" svg:height="0.953cm" svg:x="10.16cm" svg:y="3.492cm">
          <text:p text:style-name="P1">Ledger</text:p>
        </draw:rect>
        <draw:rect draw:style-name="gr3" draw:text-style-name="P1" draw:layer="layout" svg:width="2.857cm" svg:height="0.953cm" svg:x="14.605cm" svg:y="3.492cm">
          <text:p text:style-name="P1">Budget</text:p>
        </draw:rect>
        <draw:rect draw:style-name="gr3" draw:text-style-name="P1" draw:layer="layout" svg:width="2.54cm" svg:height="0.953cm" svg:x="19.05cm" svg:y="3.492cm">
          <text:p text:style-name="P1">Vendor</text:p>
        </draw:rect>
        <draw:rect draw:style-name="gr3" draw:text-style-name="P1" draw:layer="layout" svg:width="1.588cm" svg:height="0.953cm" svg:x="20.955cm" svg:y="6.985cm">
          <text:p text:style-name="P1">Form</text:p>
        </draw:rect>
        <draw:rect draw:style-name="gr4" draw:text-style-name="P1" draw:layer="layout" svg:width="13.335cm" svg:height="8.89cm" svg:x="6.667cm" svg:y="6.985cm">
          <text:p/>
        </draw:rect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rect draw:style-name="gr1" draw:text-style-name="P1" draw:layer="layout" svg:width="21.907cm" svg:height="16.827cm" svg:x="3.175cm" svg:y="1.905cm">
          <text:p/>
        </draw:rect>
        <draw:rect draw:style-name="gr2" draw:text-style-name="P1" draw:layer="layout" svg:width="18.733cm" svg:height="11.43cm" svg:x="4.762cm" svg:y="5.08cm">
          <text:p/>
        </draw:rect>
        <draw:rect draw:style-name="gr3" draw:text-style-name="P1" draw:layer="layout" svg:width="2.54cm" svg:height="0.953cm" svg:x="19.367cm" svg:y="7.937cm">
          <text:p text:style-name="P1">Submit</text:p>
        </draw:rect>
        <draw:rect draw:style-name="gr3" draw:text-style-name="P1" draw:layer="layout" svg:width="2.54cm" svg:height="0.953cm" svg:x="19.367cm" svg:y="6.032cm">
          <text:p text:style-name="P1">Clear</text:p>
        </draw:rect>
        <draw:rect draw:style-name="gr4" draw:text-style-name="P1" draw:layer="layout" svg:width="6.668cm" svg:height="1.587cm" svg:x="7.302cm" svg:y="5.715cm">
          <text:p/>
        </draw:rect>
        <draw:rect draw:style-name="gr4" draw:text-style-name="P1" draw:layer="layout" svg:width="6.668cm" svg:height="1.587cm" svg:x="7.302cm" svg:y="7.937cm">
          <text:p/>
        </draw:rect>
        <draw:rect draw:style-name="gr4" draw:text-style-name="P1" draw:layer="layout" svg:width="6.668cm" svg:height="1.587cm" svg:x="6.985cm" svg:y="10.16cm">
          <text:p/>
        </draw:rect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rect draw:style-name="gr6" draw:text-style-name="P2" xml:id="id2" draw:id="id2" draw:layer="layout" svg:width="3.175cm" svg:height="1.587cm" svg:x="7.62cm" svg:y="2.858cm">
          <text:p text:style-name="P1"><text:span text:style-name="T1">fiance</text:span></text:p>
        </draw:rect>
        <draw:rect draw:style-name="gr3" draw:text-style-name="P2" xml:id="id3" draw:id="id3" draw:layer="layout" svg:width="3.175cm" svg:height="1.587cm" svg:x="7.62cm" svg:y="6.985cm">
          <text:p text:style-name="P1"><text:span text:style-name="T1">finance</text:span></text:p>
        </draw:rect>
        <draw:rect draw:style-name="gr7" draw:text-style-name="P2" xml:id="id4" draw:id="id4" draw:layer="layout" svg:width="3.175cm" svg:height="1.587cm" svg:x="7.62cm" svg:y="11.747cm">
          <text:p text:style-name="P1"><text:span text:style-name="T1">fianceDB</text:span></text:p>
        </draw:rect>
        <draw:custom-shape draw:style-name="gr8" draw:text-style-name="P1" xml:id="id1" draw:id="id1" draw:layer="layout" svg:width="1.27cm" svg:height="1.27cm" svg:x="1.27cm" svg:y="0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.905cm" svg:y1="2.222cm" svg:x2="7.62cm" svg:y2="3.651cm" draw:start-shape="id1" draw:start-glue-point="8" draw:end-shape="id2" svg:d="M1905 2222v1429h5715">
          <text:p/>
        </draw:connector>
        <draw:connector draw:style-name="gr2" draw:text-style-name="P1" draw:layer="layout" svg:x1="1.905cm" svg:y1="2.222cm" svg:x2="7.62cm" svg:y2="7.778cm" draw:start-shape="id1" draw:start-glue-point="8" draw:end-shape="id3" draw:end-glue-point="3" svg:d="M1905 2222v5556h5715">
          <text:p/>
        </draw:connector>
        <draw:connector draw:style-name="gr2" draw:text-style-name="P1" draw:layer="layout" svg:x1="1.905cm" svg:y1="2.222cm" svg:x2="7.62cm" svg:y2="12.54cm" draw:start-shape="id1" draw:start-glue-point="8" draw:end-shape="id4" draw:end-glue-point="3" svg:d="M1905 2222v10318h5715">
          <text:p/>
        </draw:connecto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rect draw:style-name="gr6" draw:text-style-name="P1" xml:id="id5" draw:id="id5" draw:layer="layout" svg:width="3.175cm" svg:height="1.587cm" svg:x="0.952cm" svg:y="0.635cm">
          <text:p text:style-name="P1">Finance</text:p>
        </draw:rect>
        <draw:rect draw:style-name="gr6" draw:text-style-name="P1" xml:id="id6" draw:id="id6" draw:layer="layout" svg:width="3.175cm" svg:height="1.587cm" svg:x="6.985cm" svg:y="2.859cm">
          <text:p text:style-name="P1">Account</text:p>
        </draw:rect>
        <draw:rect draw:style-name="gr6" draw:text-style-name="P1" xml:id="id7" draw:id="id7" draw:layer="layout" svg:width="3.175cm" svg:height="1.587cm" svg:x="7.302cm" svg:y="6.985cm">
          <text:p text:style-name="P1">Ledger</text:p>
        </draw:rect>
        <draw:rect draw:style-name="gr6" draw:text-style-name="P1" xml:id="id8" draw:id="id8" draw:layer="layout" svg:width="3.175cm" svg:height="1.587cm" svg:x="6.667cm" svg:y="11.747cm">
          <text:p text:style-name="P1">Budget</text:p>
        </draw:rect>
        <draw:rect draw:style-name="gr6" draw:text-style-name="P1" xml:id="id9" draw:id="id9" draw:layer="layout" svg:width="3.175cm" svg:height="1.587cm" svg:x="6.35cm" svg:y="15.692cm">
          <text:p text:style-name="P1">Vendor</text:p>
        </draw:rect>
        <draw:rect draw:style-name="gr6" draw:text-style-name="P1" xml:id="id11" draw:id="id11" draw:layer="layout" svg:width="5.08cm" svg:height="1.27cm" svg:x="13.97cm" svg:y="2.405cm">
          <text:p text:style-name="P1">accountForm</text:p>
        </draw:rect>
        <draw:rect draw:style-name="gr6" draw:text-style-name="P1" xml:id="id12" draw:id="id12" draw:layer="layout" svg:width="5.08cm" svg:height="1.269cm" svg:x="13.97cm" svg:y="4.128cm">
          <text:p text:style-name="P1">accountView</text:p>
        </draw:rect>
        <draw:rect draw:style-name="gr6" draw:text-style-name="P1" xml:id="id13" draw:id="id13" draw:layer="layout" svg:width="5.08cm" svg:height="1.27cm" svg:x="13.97cm" svg:y="6.667cm">
          <text:p text:style-name="P1">ledgerForm</text:p>
        </draw:rect>
        <draw:rect draw:style-name="gr6" draw:text-style-name="P1" xml:id="id14" draw:id="id14" draw:layer="layout" svg:width="5.08cm" svg:height="1.269cm" svg:x="13.97cm" svg:y="8.39cm">
          <text:p text:style-name="P1">ledgerView</text:p>
        </draw:rect>
        <draw:rect draw:style-name="gr6" draw:text-style-name="P1" xml:id="id15" draw:id="id15" draw:layer="layout" svg:width="5.08cm" svg:height="1.27cm" svg:x="13.335cm" svg:y="11.112cm">
          <text:p text:style-name="P1">budgetForm</text:p>
        </draw:rect>
        <draw:rect draw:style-name="gr6" draw:text-style-name="P1" xml:id="id16" draw:id="id16" draw:layer="layout" svg:width="5.08cm" svg:height="1.269cm" svg:x="13.335cm" svg:y="12.835cm">
          <text:p text:style-name="P1">budgetView</text:p>
        </draw:rect>
        <draw:rect draw:style-name="gr6" draw:text-style-name="P1" xml:id="id17" draw:id="id17" draw:layer="layout" svg:width="5.08cm" svg:height="1.27cm" svg:x="13.335cm" svg:y="14.922cm">
          <text:p text:style-name="P1">vendorForm</text:p>
        </draw:rect>
        <draw:rect draw:style-name="gr6" draw:text-style-name="P1" xml:id="id18" draw:id="id18" draw:layer="layout" svg:width="5.08cm" svg:height="1.269cm" svg:x="13.335cm" svg:y="16.645cm">
          <text:p text:style-name="P1">vendorView</text:p>
        </draw:rect>
        <draw:rect draw:style-name="gr6" draw:text-style-name="P1" xml:id="id10" draw:id="id10" draw:layer="layout" svg:width="3.175cm" svg:height="1.587cm" svg:x="6.35cm" svg:y="18.732cm">
          <text:p text:style-name="P1">db</text:p>
        </draw:rect>
        <draw:connector draw:style-name="gr2" draw:text-style-name="P1" draw:layer="layout" svg:x1="2.539cm" svg:y1="2.222cm" svg:x2="6.985cm" svg:y2="3.652cm" draw:start-shape="id5" draw:start-glue-point="2" draw:end-shape="id6" draw:end-glue-point="3" svg:d="M2539 2222v1430h4446">
          <text:p/>
        </draw:connector>
        <draw:connector draw:style-name="gr2" draw:text-style-name="P1" draw:layer="layout" svg:x1="2.539cm" svg:y1="2.222cm" svg:x2="7.302cm" svg:y2="7.778cm" draw:start-shape="id5" draw:start-glue-point="2" draw:end-shape="id7" draw:end-glue-point="3" svg:d="M2539 2222v5556h4763">
          <text:p/>
        </draw:connector>
        <draw:connector draw:style-name="gr2" draw:text-style-name="P1" draw:layer="layout" svg:x1="2.539cm" svg:y1="2.222cm" svg:x2="6.667cm" svg:y2="12.54cm" draw:start-shape="id5" draw:start-glue-point="2" draw:end-shape="id8" draw:end-glue-point="3" svg:d="M2539 2222v10318h4128">
          <text:p/>
        </draw:connector>
        <draw:connector draw:style-name="gr2" draw:text-style-name="P1" draw:layer="layout" svg:x1="2.539cm" svg:y1="2.222cm" svg:x2="6.35cm" svg:y2="16.485cm" draw:start-shape="id5" draw:start-glue-point="2" draw:end-shape="id9" draw:end-glue-point="3" svg:d="M2539 2222v14263h3811">
          <text:p/>
        </draw:connector>
        <draw:connector draw:style-name="gr2" draw:text-style-name="P1" draw:layer="layout" svg:x1="2.539cm" svg:y1="2.222cm" svg:x2="6.35cm" svg:y2="19.525cm" draw:start-shape="id5" draw:start-glue-point="2" draw:end-shape="id10" draw:end-glue-point="3" svg:d="M2539 2222v17303h3811">
          <text:p/>
        </draw:connector>
        <draw:connector draw:style-name="gr2" draw:text-style-name="P1" draw:layer="layout" svg:x1="10.16cm" svg:y1="3.652cm" svg:x2="13.97cm" svg:y2="3.04cm" draw:start-shape="id6" draw:start-glue-point="1" draw:end-shape="id11" draw:end-glue-point="3" svg:d="M10160 3652h1905v-612h1905">
          <text:p/>
        </draw:connector>
        <draw:connector draw:style-name="gr2" draw:text-style-name="P1" draw:layer="layout" svg:x1="10.16cm" svg:y1="3.652cm" svg:x2="13.97cm" svg:y2="4.762cm" draw:start-shape="id6" draw:start-glue-point="1" draw:end-shape="id12" draw:end-glue-point="3" svg:d="M10160 3652h1905v1110h1905">
          <text:p/>
        </draw:connector>
        <draw:connector draw:style-name="gr2" draw:text-style-name="P1" draw:layer="layout" svg:x1="10.477cm" svg:y1="7.778cm" svg:x2="13.97cm" svg:y2="7.302cm" draw:start-shape="id7" draw:start-glue-point="1" draw:end-shape="id13" draw:end-glue-point="3" svg:d="M10477 7778h1747v-476h1746">
          <text:p/>
        </draw:connector>
        <draw:connector draw:style-name="gr2" draw:text-style-name="P1" draw:layer="layout" svg:x1="10.477cm" svg:y1="7.778cm" svg:x2="13.97cm" svg:y2="9.024cm" draw:start-shape="id7" draw:start-glue-point="1" draw:end-shape="id14" draw:end-glue-point="3" svg:d="M10477 7778h1747v1246h1746">
          <text:p/>
        </draw:connector>
        <draw:connector draw:style-name="gr2" draw:text-style-name="P1" draw:layer="layout" svg:x1="9.842cm" svg:y1="12.54cm" svg:x2="13.335cm" svg:y2="11.747cm" draw:start-shape="id8" draw:start-glue-point="1" draw:end-shape="id15" draw:end-glue-point="3" svg:d="M9842 12540h1747v-793h1746">
          <text:p/>
        </draw:connector>
        <draw:connector draw:style-name="gr2" draw:text-style-name="P1" draw:layer="layout" svg:x1="9.842cm" svg:y1="12.54cm" svg:x2="13.335cm" svg:y2="13.469cm" draw:start-shape="id8" draw:start-glue-point="1" draw:end-shape="id16" draw:end-glue-point="3" svg:d="M9842 12540h1747v929h1746">
          <text:p/>
        </draw:connector>
        <draw:connector draw:style-name="gr2" draw:text-style-name="P1" draw:layer="layout" svg:x1="9.525cm" svg:y1="16.485cm" svg:x2="13.335cm" svg:y2="15.557cm" draw:start-shape="id9" draw:start-glue-point="1" draw:end-shape="id17" draw:end-glue-point="3" svg:d="M9525 16485h1905v-928h1905">
          <text:p/>
        </draw:connector>
        <draw:connector draw:style-name="gr2" draw:text-style-name="P1" draw:layer="layout" svg:x1="9.525cm" svg:y1="16.485cm" svg:x2="13.335cm" svg:y2="17.279cm" draw:start-shape="id9" draw:start-glue-point="1" draw:end-shape="id18" draw:end-glue-point="3" svg:d="M9525 16485h1905v794h1905">
          <text:p/>
        </draw:connecto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rect draw:style-name="gr9" draw:text-style-name="P2" xml:id="id19" draw:id="id19" draw:layer="layout" svg:width="3.175cm" svg:height="1.587cm" svg:x="1.587cm" svg:y="2.223cm">
          <text:p text:style-name="P1"><text:span text:style-name="T1">account</text:span></text:p>
        </draw:rect>
        <draw:rect draw:style-name="gr9" draw:text-style-name="P2" xml:id="id22" draw:id="id22" draw:layer="layout" svg:width="3.175cm" svg:height="1.587cm" svg:x="1.27cm" svg:y="13.969cm">
          <text:p text:style-name="P1"><text:span text:style-name="T1">ledger</text:span></text:p>
        </draw:rect>
        <draw:rect draw:style-name="gr9" draw:text-style-name="P2" xml:id="id26" draw:id="id26" draw:layer="layout" svg:width="3.175cm" svg:height="1.587cm" svg:x="1.587cm" svg:y="7.143cm">
          <text:p text:style-name="P1"><text:span text:style-name="T1">budget</text:span></text:p>
        </draw:rect>
        <draw:rect draw:style-name="gr9" draw:text-style-name="P2" draw:layer="layout" svg:width="3.175cm" svg:height="1.587cm" svg:x="1.27cm" svg:y="18.098cm">
          <text:p text:style-name="P1"><text:span text:style-name="T1">vendor</text:span></text:p>
        </draw:rect>
        <draw:rect draw:style-name="gr9" draw:text-style-name="P2" xml:id="id20" draw:id="id20" draw:layer="layout" svg:width="3.175cm" svg:height="1.587cm" svg:x="6.985cm" svg:y="1.27cm">
          <text:p text:style-name="P1"><text:span text:style-name="T1">Asset</text:span></text:p>
        </draw:rect>
        <draw:rect draw:style-name="gr9" draw:text-style-name="P2" xml:id="id21" draw:id="id21" draw:layer="layout" svg:width="3.175cm" svg:height="1.587cm" svg:x="6.985cm" svg:y="3.492cm">
          <text:p text:style-name="P1"><text:span text:style-name="T1">Liability</text:span></text:p>
        </draw:rect>
        <draw:rect draw:style-name="gr9" draw:text-style-name="P2" xml:id="id23" draw:id="id23" draw:layer="layout" svg:width="3.175cm" svg:height="1.587cm" svg:x="6.985cm" svg:y="13.97cm">
          <text:p text:style-name="P1"><text:span text:style-name="T1">Spending</text:span></text:p>
        </draw:rect>
        <draw:rect draw:style-name="gr9" draw:text-style-name="P2" xml:id="id24" draw:id="id24" draw:layer="layout" svg:width="3.175cm" svg:height="1.587cm" svg:x="6.985cm" svg:y="16.193cm">
          <text:p text:style-name="P1"><text:span text:style-name="T1">Income</text:span></text:p>
        </draw:rect>
        <draw:rect draw:style-name="gr9" draw:text-style-name="P2" xml:id="id27" draw:id="id27" draw:layer="layout" svg:width="3.175cm" svg:height="1.587cm" svg:x="6.985cm" svg:y="6.35cm">
          <text:p text:style-name="P1"><text:span text:style-name="T1">Revenue</text:span></text:p>
        </draw:rect>
        <draw:rect draw:style-name="gr9" draw:text-style-name="P2" xml:id="id28" draw:id="id28" draw:layer="layout" svg:width="3.175cm" svg:height="1.587cm" svg:x="6.985cm" svg:y="8.572cm">
          <text:p text:style-name="P1"><text:span text:style-name="T1">Expence</text:span></text:p>
        </draw:rect>
        <draw:connector draw:style-name="gr2" draw:text-style-name="P1" draw:layer="layout" svg:x1="4.762cm" svg:y1="3.016cm" svg:x2="6.985cm" svg:y2="2.063cm" draw:start-shape="id19" draw:start-glue-point="1" draw:end-shape="id20" draw:end-glue-point="3" svg:d="M4762 3016h1112v-953h1111">
          <text:p/>
        </draw:connector>
        <draw:connector draw:style-name="gr2" draw:text-style-name="P1" draw:layer="layout" svg:x1="4.762cm" svg:y1="3.016cm" svg:x2="6.985cm" svg:y2="4.285cm" draw:start-shape="id19" draw:start-glue-point="1" draw:end-shape="id21" draw:end-glue-point="3" svg:d="M4762 3016h1112v1269h1111">
          <text:p/>
        </draw:connector>
        <draw:connector draw:style-name="gr2" draw:text-style-name="P1" draw:layer="layout" svg:x1="4.445cm" svg:y1="14.762cm" svg:x2="6.985cm" svg:y2="14.763cm" draw:start-shape="id22" draw:start-glue-point="1" draw:end-shape="id23" draw:end-glue-point="3" svg:d="M4445 14762h1270v1h1270">
          <text:p/>
        </draw:connector>
        <draw:connector draw:style-name="gr2" draw:text-style-name="P1" draw:layer="layout" svg:x1="4.445cm" svg:y1="14.762cm" svg:x2="6.985cm" svg:y2="16.986cm" draw:start-shape="id22" draw:start-glue-point="1" draw:end-shape="id24" svg:d="M4445 14762h1270v2224h1270">
          <text:p/>
        </draw:connector>
        <draw:rect draw:style-name="gr9" draw:text-style-name="P2" xml:id="id25" draw:id="id25" draw:layer="layout" svg:width="3.175cm" svg:height="1.587cm" svg:x="6.985cm" svg:y="11.43cm">
          <text:p text:style-name="P1"><text:span text:style-name="T1">Funding</text:span></text:p>
        </draw:rect>
        <draw:connector draw:style-name="gr2" draw:text-style-name="P1" draw:layer="layout" svg:x1="4.445cm" svg:y1="14.762cm" svg:x2="6.985cm" svg:y2="12.223cm" draw:start-shape="id22" draw:start-glue-point="1" draw:end-shape="id25" draw:end-glue-point="3" svg:d="M4445 14762h1270v-2539h1270">
          <text:p/>
        </draw:connector>
        <draw:connector draw:style-name="gr2" draw:text-style-name="P1" draw:layer="layout" svg:x1="4.762cm" svg:y1="7.936cm" svg:x2="6.985cm" svg:y2="7.143cm" draw:start-shape="id26" draw:start-glue-point="1" draw:end-shape="id27" draw:end-glue-point="3" svg:d="M4762 7936h1112v-793h1111">
          <text:p/>
        </draw:connector>
        <draw:connector draw:style-name="gr2" draw:text-style-name="P1" draw:layer="layout" svg:x1="4.762cm" svg:y1="7.936cm" svg:x2="6.985cm" svg:y2="9.365cm" draw:start-shape="id26" draw:start-glue-point="1" draw:end-shape="id28" draw:end-glue-point="3" svg:d="M4762 7936h1112v1429h1111">
          <text:p/>
        </draw:connecto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rect draw:style-name="gr9" draw:text-style-name="P2" xml:id="id30" draw:id="id30" draw:layer="layout" svg:width="3.175cm" svg:height="1.587cm" svg:x="4.762cm" svg:y="5.398cm">
          <text:p text:style-name="P1"><text:span text:style-name="T1">account</text:span></text:p>
        </draw:rect>
        <draw:rect draw:style-name="gr9" draw:text-style-name="P2" xml:id="id31" draw:id="id31" draw:layer="layout" svg:width="3.175cm" svg:height="1.587cm" svg:x="4.762cm" svg:y="7.62cm">
          <text:p text:style-name="P1"><text:span text:style-name="T1">ledger</text:span></text:p>
        </draw:rect>
        <draw:rect draw:style-name="gr9" draw:text-style-name="P2" xml:id="id32" draw:id="id32" draw:layer="layout" svg:width="3.175cm" svg:height="1.587cm" svg:x="4.762cm" svg:y="9.842cm">
          <text:p text:style-name="P1"><text:span text:style-name="T1">budget</text:span></text:p>
        </draw:rect>
        <draw:rect draw:style-name="gr9" draw:text-style-name="P2" xml:id="id33" draw:id="id33" draw:layer="layout" svg:width="3.175cm" svg:height="1.587cm" svg:x="4.762cm" svg:y="12.065cm">
          <text:p text:style-name="P1"><text:span text:style-name="T1">vendor</text:span></text:p>
        </draw:rect>
        <draw:custom-shape draw:style-name="gr10" draw:text-style-name="P1" xml:id="id29" draw:id="id29" draw:layer="layout" svg:width="2.857cm" svg:height="1.905cm" svg:x="0.953cm" svg:y="1.587cm">
          <text:p text:style-name="P1">finan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1" draw:layer="layout" svg:x1="2.382cm" svg:y1="3.492cm" svg:x2="4.762cm" svg:y2="6.191cm" draw:start-shape="id29" draw:start-glue-point="7" draw:end-shape="id30" draw:end-glue-point="3" svg:d="M2382 3492v2699h2380">
          <text:p/>
        </draw:connector>
        <draw:connector draw:style-name="gr2" draw:text-style-name="P1" draw:layer="layout" svg:x1="2.382cm" svg:y1="3.492cm" svg:x2="4.762cm" svg:y2="8.413cm" draw:start-shape="id29" draw:start-glue-point="7" draw:end-shape="id31" draw:end-glue-point="3" svg:d="M2382 3492v4921h2380">
          <text:p/>
        </draw:connector>
        <draw:connector draw:style-name="gr2" draw:text-style-name="P1" draw:layer="layout" svg:x1="2.382cm" svg:y1="3.492cm" svg:x2="4.762cm" svg:y2="10.635cm" draw:start-shape="id29" draw:start-glue-point="7" draw:end-shape="id32" draw:end-glue-point="3" svg:d="M2382 3492v7143h2380">
          <text:p/>
        </draw:connector>
        <draw:connector draw:style-name="gr2" draw:text-style-name="P1" draw:layer="layout" svg:x1="2.382cm" svg:y1="3.492cm" svg:x2="4.762cm" svg:y2="12.858cm" draw:start-shape="id29" draw:start-glue-point="7" draw:end-shape="id33" draw:end-glue-point="3" svg:d="M2382 3492v9366h2380">
          <text:p/>
        </draw:connector>
        <draw:rect draw:style-name="gr9" draw:text-style-name="P2" xml:id="id34" draw:id="id34" draw:layer="layout" svg:width="12.383cm" svg:height="1.587cm" svg:x="10.477cm" svg:y="5.398cm">
          <text:p text:style-name="P1"><text:span text:style-name="T1">id,name,type,int,max,status</text:span></text:p>
        </draw:rect>
        <draw:rect draw:style-name="gr9" draw:text-style-name="P2" xml:id="id35" draw:id="id35" draw:layer="layout" svg:width="16.192cm" svg:height="1.587cm" svg:x="10.16cm" svg:y="7.62cm">
          <text:p text:style-name="P1"><text:span text:style-name="T1">id,date,description,type,amount,account,budget,vendor</text:span></text:p>
        </draw:rect>
        <draw:rect draw:style-name="gr9" draw:text-style-name="P2" xml:id="id36" draw:id="id36" draw:layer="layout" svg:width="12.383cm" svg:height="1.587cm" svg:x="10.16cm" svg:y="9.842cm">
          <text:p text:style-name="P1"><text:span text:style-name="T1">id,name,type,amount,rollover,status</text:span></text:p>
        </draw:rect>
        <draw:rect draw:style-name="gr9" draw:text-style-name="P2" xml:id="id37" draw:id="id37" draw:layer="layout" svg:width="12.383cm" svg:height="1.587cm" svg:x="10.161cm" svg:y="12.043cm">
          <text:p text:style-name="P1"><text:span text:style-name="T1">id, name, class, budget</text:span></text:p>
        </draw:rect>
        <draw:connector draw:style-name="gr11" draw:text-style-name="P1" draw:layer="layout" svg:x1="7.937cm" svg:y1="6.191cm" svg:x2="10.477cm" svg:y2="6.191cm" draw:start-shape="id30" draw:start-glue-point="1" draw:end-shape="id34" draw:end-glue-point="3" svg:d="M7937 6191h2540">
          <text:p/>
        </draw:connector>
        <draw:connector draw:style-name="gr11" draw:text-style-name="P1" draw:layer="layout" svg:x1="7.937cm" svg:y1="8.413cm" svg:x2="10.16cm" svg:y2="8.413cm" draw:start-shape="id31" draw:start-glue-point="1" draw:end-shape="id35" svg:d="M7937 8413h2223">
          <text:p/>
        </draw:connector>
        <draw:connector draw:style-name="gr11" draw:text-style-name="P1" draw:layer="layout" svg:x1="7.937cm" svg:y1="10.635cm" svg:x2="10.16cm" svg:y2="10.635cm" draw:start-shape="id32" draw:start-glue-point="1" draw:end-shape="id36" draw:end-glue-point="3" svg:d="M7937 10635h2223">
          <text:p/>
        </draw:connector>
        <draw:connector draw:style-name="gr11" draw:text-style-name="P1" draw:layer="layout" svg:x1="7.937cm" svg:y1="12.858cm" svg:x2="10.161cm" svg:y2="12.836cm" draw:start-shape="id33" draw:start-glue-point="1" draw:end-shape="id37" draw:end-glue-point="3" svg:d="M7937 12858h1112v-22h1112">
          <text:p/>
        </draw:connecto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1-23T10:48:26.77</meta:creation-date>
    <dc:date>2015-01-29T11:12:07.01</dc:date>
    <dc:creator>james </dc:creator>
    <meta:editing-duration>PT57M53S</meta:editing-duration>
    <meta:editing-cycles>4</meta:editing-cycles>
    <meta:generator>OpenOffice/4.1.1$Win32 OpenOffice.org_project/411m6$Build-9775</meta:generator>
    <meta:document-statistic meta:object-count="118"/>
  </office:meta>
</office:document-meta>
</file>